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5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2" table:default-cell-style-name="ce1"/>
        <table:table-row table:style-name="ro1">
          <table:table-cell table:number-columns-repeated="5"/>
          <table:table-cell office:value-type="string" calcext:value-type="string">
            <text:p>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uH</text:p>
          </table:table-cell>
          <table:table-cell table:number-columns-repeated="6"/>
          <table:table-cell table:style-name="Default"/>
        </table:table-row>
        <table:table-row table:style-name="ro1" table:number-rows-repeated="2">
          <table:table-cell table:number-columns-repeated="14"/>
          <table:table-cell table:style-name="Default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R coupled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f res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 tot loss</text:p>
          </table:table-cell>
          <table:table-cell office:value-type="string" calcext:value-type="string">
            <text:p>Z res parallel</text:p>
          </table:table-cell>
          <table:table-cell office:value-type="string" calcext:value-type="string">
            <text:p>Coupling ratio</text:p>
          </table:table-cell>
          <table:table-cell office:value-type="string" calcext:value-type="string">
            <text:p>R rad</text:p>
          </table:table-cell>
          <table:table-cell office:value-type="string" calcext:value-type="string">
            <text:p>R loop</text:p>
          </table:table-cell>
          <table:table-cell office:value-type="string" calcext:value-type="string">
            <text:p>R extra</text:p>
          </table:table-cell>
          <table:table-cell table:style-name="Default" office:value-type="string" calcext:value-type="string">
            <text:p>Efficiency</text:p>
          </table:table-cell>
        </table:table-row>
        <table:table-row table:style-name="ro1">
          <table:table-cell office:value-type="string" calcext:value-type="string">
            <text:p>Low Q at 7MHz, mid room</text:p>
          </table:table-cell>
          <table:table-cell office:value-type="float" office:value="5994" calcext:value-type="float">
            <text:p>5994</text:p>
          </table:table-cell>
          <table:table-cell office:value-type="float" office:value="6026" calcext:value-type="float">
            <text:p>6026</text:p>
          </table:table-cell>
          <table:table-cell office:value-type="float" office:value="30" calcext:value-type="float">
            <text:p>30</text:p>
          </table:table-cell>
          <table:table-cell table:formula="of:=[.C5]-[.B5]" office:value-type="float" office:value="32" calcext:value-type="float">
            <text:p>32</text:p>
          </table:table-cell>
          <table:table-cell table:formula="of:=AVERAGE([.B5:.C5])" office:value-type="float" office:value="6010" calcext:value-type="float">
            <text:p>6010</text:p>
          </table:table-cell>
          <table:table-cell table:formula="of:=[.F5]*2*PI()*[.$G$1]/1000" office:value-type="float" office:value="132.166802936523" calcext:value-type="float">
            <text:p>132.1668029365</text:p>
          </table:table-cell>
          <table:table-cell table:formula="of:=[.F5]/[.E5]" office:value-type="float" office:value="187.8125" calcext:value-type="float">
            <text:p>187.8125</text:p>
          </table:table-cell>
          <table:table-cell table:formula="of:=[.G5]/[.H5]" office:value-type="float" office:value="0.703716754404114" calcext:value-type="float">
            <text:p>0.7037167544</text:p>
          </table:table-cell>
          <table:table-cell table:formula="of:=[.G5]*[.G5]/[.I5]" office:value-type="float" office:value="24822.5776765156" calcext:value-type="float">
            <text:p>24822.5776765156</text:p>
          </table:table-cell>
          <table:table-cell table:formula="of:=SQRT([.J5]/[.D5])" office:value-type="float" office:value="28.7648962432312" calcext:value-type="float">
            <text:p>28.7648962432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table:formula="of:=[.I5]-([.L5]+[.M5])*0.001" office:value-type="float" office:value="0.643716754404114" calcext:value-type="float">
            <text:p>0.6437167544</text:p>
          </table:table-cell>
          <table:table-cell table:formula="of:=[.L5]/[.I5]/1000" office:value-type="percentage" office:value="0.0113682102208497" calcext:value-type="percentage">
            <text:p>1.14%</text:p>
          </table:table-cell>
        </table:table-row>
        <table:table-row table:style-name="ro1">
          <table:table-cell office:value-type="string" calcext:value-type="string">
            <text:p>Low Q at 7MHz, mid room</text:p>
          </table:table-cell>
          <table:table-cell office:value-type="float" office:value="6970" calcext:value-type="float">
            <text:p>6970</text:p>
          </table:table-cell>
          <table:table-cell office:value-type="float" office:value="7037" calcext:value-type="float">
            <text:p>7037</text:p>
          </table:table-cell>
          <table:table-cell office:value-type="float" office:value="22" calcext:value-type="float">
            <text:p>22</text:p>
          </table:table-cell>
          <table:table-cell table:formula="of:=[.C6]-[.B6]" office:value-type="float" office:value="67" calcext:value-type="float">
            <text:p>67</text:p>
          </table:table-cell>
          <table:table-cell table:formula="of:=AVERAGE([.B6:.C6])" office:value-type="float" office:value="7003.5" calcext:value-type="float">
            <text:p>7003.5</text:p>
          </table:table-cell>
          <table:table-cell table:formula="of:=[.F6]*2*PI()*[.$G$1]/1000" office:value-type="float" office:value="154.015009045913" calcext:value-type="float">
            <text:p>154.0150090459</text:p>
          </table:table-cell>
          <table:table-cell table:formula="of:=[.F6]/[.E6]" office:value-type="float" office:value="104.529850746269" calcext:value-type="float">
            <text:p>104.5298507463</text:p>
          </table:table-cell>
          <table:table-cell table:formula="of:=[.G6]/[.H6]" office:value-type="float" office:value="1.47340695453361" calcext:value-type="float">
            <text:p>1.4734069545</text:p>
          </table:table-cell>
          <table:table-cell table:formula="of:=[.G6]*[.G6]/[.I6]" office:value-type="float" office:value="16099.1659082545" calcext:value-type="float">
            <text:p>16099.1659082545</text:p>
          </table:table-cell>
          <table:table-cell table:formula="of:=SQRT([.J6]/[.D6])" office:value-type="float" office:value="27.0514374582391" calcext:value-type="float">
            <text:p>27.0514374582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table:formula="of:=[.I6]-([.L6]+[.M6])*0.001" office:value-type="float" office:value="1.40240695453361" calcext:value-type="float">
            <text:p>1.4024069545</text:p>
          </table:table-cell>
          <table:table-cell table:formula="of:=[.L6]/[.I6]/1000" office:value-type="percentage" office:value="0.00950178764727733" calcext:value-type="percentage">
            <text:p>0.95%</text:p>
          </table:table-cell>
        </table:table-row>
        <table:table-row table:style-name="ro1">
          <table:table-cell office:value-type="string" calcext:value-type="string">
            <text:p>Low Q at 7MHz, mid room</text:p>
          </table:table-cell>
          <table:table-cell office:value-type="float" office:value="7996" calcext:value-type="float">
            <text:p>7996</text:p>
          </table:table-cell>
          <table:table-cell office:value-type="float" office:value="8042" calcext:value-type="float">
            <text:p>8042</text:p>
          </table:table-cell>
          <table:table-cell office:value-type="float" office:value="38" calcext:value-type="float">
            <text:p>38</text:p>
          </table:table-cell>
          <table:table-cell table:formula="of:=[.C7]-[.B7]" office:value-type="float" office:value="46" calcext:value-type="float">
            <text:p>46</text:p>
          </table:table-cell>
          <table:table-cell table:formula="of:=AVERAGE([.B7:.C7])" office:value-type="float" office:value="8019" calcext:value-type="float">
            <text:p>8019</text:p>
          </table:table-cell>
          <table:table-cell table:formula="of:=[.F7]*2*PI()*[.$G$1]/1000" office:value-type="float" office:value="176.347020423956" calcext:value-type="float">
            <text:p>176.347020424</text:p>
          </table:table-cell>
          <table:table-cell table:formula="of:=[.F7]/[.E7]" office:value-type="float" office:value="174.326086956522" calcext:value-type="float">
            <text:p>174.3260869565</text:p>
          </table:table-cell>
          <table:table-cell table:formula="of:=[.G7]/[.H7]" office:value-type="float" office:value="1.01159283445591" calcext:value-type="float">
            <text:p>1.0115928345</text:p>
          </table:table-cell>
          <table:table-cell table:formula="of:=[.G7]*[.G7]/[.I7]" office:value-type="float" office:value="30741.88601695" calcext:value-type="float">
            <text:p>30741.88601695</text:p>
          </table:table-cell>
          <table:table-cell table:formula="of:=SQRT([.J7]/[.D7])" office:value-type="float" office:value="28.4428725772566" calcext:value-type="float">
            <text:p>28.4428725773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formula="of:=[.I7]-([.L7]+[.M7])*0.001" office:value-type="float" office:value="0.927592834455913" calcext:value-type="float">
            <text:p>0.9275928345</text:p>
          </table:table-cell>
          <table:table-cell table:formula="of:=[.L7]/[.I7]/1000" office:value-type="percentage" office:value="0.0237249604609037" calcext:value-type="percentage">
            <text:p>2.37%</text:p>
          </table:table-cell>
        </table:table-row>
        <table:table-row table:style-name="ro1">
          <table:table-cell office:value-type="string" calcext:value-type="string">
            <text:p>Low Q at 7MHz, mid room</text:p>
          </table:table-cell>
          <table:table-cell office:value-type="float" office:value="8953" calcext:value-type="float">
            <text:p>8953</text:p>
          </table:table-cell>
          <table:table-cell office:value-type="float" office:value="9029" calcext:value-type="float">
            <text:p>9029</text:p>
          </table:table-cell>
          <table:table-cell office:value-type="float" office:value="33" calcext:value-type="float">
            <text:p>33</text:p>
          </table:table-cell>
          <table:table-cell table:formula="of:=[.C8]-[.B8]" office:value-type="float" office:value="76" calcext:value-type="float">
            <text:p>76</text:p>
          </table:table-cell>
          <table:table-cell table:formula="of:=AVERAGE([.B8:.C8])" office:value-type="float" office:value="8991" calcext:value-type="float">
            <text:p>8991</text:p>
          </table:table-cell>
          <table:table-cell table:formula="of:=[.F8]*2*PI()*[.$G$1]/1000" office:value-type="float" office:value="197.722416838981" calcext:value-type="float">
            <text:p>197.722416839</text:p>
          </table:table-cell>
          <table:table-cell table:formula="of:=[.F8]/[.E8]" office:value-type="float" office:value="118.302631578947" calcext:value-type="float">
            <text:p>118.3026315789</text:p>
          </table:table-cell>
          <table:table-cell table:formula="of:=[.G8]/[.H8]" office:value-type="float" office:value="1.67132729170977" calcext:value-type="float">
            <text:p>1.6713272917</text:p>
          </table:table-cell>
          <table:table-cell table:formula="of:=[.G8]*[.G8]/[.I8]" office:value-type="float" office:value="23391.082234201" calcext:value-type="float">
            <text:p>23391.082234201</text:p>
          </table:table-cell>
          <table:table-cell table:formula="of:=SQRT([.J8]/[.D8])" office:value-type="float" office:value="26.6236863293509" calcext:value-type="float">
            <text:p>26.623686329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table:formula="of:=[.I8]-([.L8]+[.M8])*0.001" office:value-type="float" office:value="1.56832729170977" calcext:value-type="float">
            <text:p>1.5683272917</text:p>
          </table:table-cell>
          <table:table-cell table:formula="of:=[.L8]/[.I8]/1000" office:value-type="percentage" office:value="0.0233347472954283" calcext:value-type="percentage">
            <text:p>2.33%</text:p>
          </table:table-cell>
        </table:table-row>
        <table:table-row table:style-name="ro1">
          <table:table-cell office:value-type="string" calcext:value-type="string">
            <text:p>Low Q at 7MHz, mid room</text:p>
          </table:table-cell>
          <table:table-cell office:value-type="float" office:value="9969" calcext:value-type="float">
            <text:p>9969</text:p>
          </table:table-cell>
          <table:table-cell office:value-type="float" office:value="10020" calcext:value-type="float">
            <text:p>10020</text:p>
          </table:table-cell>
          <table:table-cell office:value-type="float" office:value="86" calcext:value-type="float">
            <text:p>86</text:p>
          </table:table-cell>
          <table:table-cell table:formula="of:=[.C9]-[.B9]" office:value-type="float" office:value="51" calcext:value-type="float">
            <text:p>51</text:p>
          </table:table-cell>
          <table:table-cell table:formula="of:=AVERAGE([.B9:.C9])" office:value-type="float" office:value="9994.5" calcext:value-type="float">
            <text:p>9994.5</text:p>
          </table:table-cell>
          <table:table-cell table:formula="of:=[.F9]*2*PI()*[.$G$1]/1000" office:value-type="float" office:value="219.790534434122" calcext:value-type="float">
            <text:p>219.7905344341</text:p>
          </table:table-cell>
          <table:table-cell table:formula="of:=[.F9]/[.E9]" office:value-type="float" office:value="195.970588235294" calcext:value-type="float">
            <text:p>195.9705882353</text:p>
          </table:table-cell>
          <table:table-cell table:formula="of:=[.G9]/[.H9]" office:value-type="float" office:value="1.12154857733156" calcext:value-type="float">
            <text:p>1.1215485773</text:p>
          </table:table-cell>
          <table:table-cell table:formula="of:=[.G9]*[.G9]/[.I9]" office:value-type="float" office:value="43072.4803216046" calcext:value-type="float">
            <text:p>43072.4803216046</text:p>
          </table:table-cell>
          <table:table-cell table:formula="of:=SQRT([.J9]/[.D9])" office:value-type="float" office:value="22.3795172967887" calcext:value-type="float">
            <text:p>22.3795172968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table:formula="of:=[.I9]-([.L9]+[.M9])*0.001" office:value-type="float" office:value="0.994548577331556" calcext:value-type="float">
            <text:p>0.9945485773</text:p>
          </table:table-cell>
          <table:table-cell table:formula="of:=[.L9]/[.I9]/1000" office:value-type="percentage" office:value="0.0526058355317749" calcext:value-type="percentage">
            <text:p>5.26%</text:p>
          </table:table-cell>
        </table:table-row>
        <table:table-row table:style-name="ro1">
          <table:table-cell office:value-type="string" calcext:value-type="string">
            <text:p>High Q at 7MHz, mid room</text:p>
          </table:table-cell>
          <table:table-cell office:value-type="float" office:value="6009" calcext:value-type="float">
            <text:p>6009</text:p>
          </table:table-cell>
          <table:table-cell office:value-type="float" office:value="6028" calcext:value-type="float">
            <text:p>6028</text:p>
          </table:table-cell>
          <table:table-cell office:value-type="float" office:value="42" calcext:value-type="float">
            <text:p>42</text:p>
          </table:table-cell>
          <table:table-cell table:formula="of:=[.C10]-[.B10]" office:value-type="float" office:value="19" calcext:value-type="float">
            <text:p>19</text:p>
          </table:table-cell>
          <table:table-cell table:formula="of:=AVERAGE([.B10:.C10])" office:value-type="float" office:value="6018.5" calcext:value-type="float">
            <text:p>6018.5</text:p>
          </table:table-cell>
          <table:table-cell table:formula="of:=[.F10]*2*PI()*[.$G$1]/1000" office:value-type="float" office:value="132.353727699411" calcext:value-type="float">
            <text:p>132.3537276994</text:p>
          </table:table-cell>
          <table:table-cell table:formula="of:=[.F10]/[.E10]" office:value-type="float" office:value="316.763157894737" calcext:value-type="float">
            <text:p>316.7631578947</text:p>
          </table:table-cell>
          <table:table-cell table:formula="of:=[.G10]/[.H10]" office:value-type="float" office:value="0.417831822927443" calcext:value-type="float">
            <text:p>0.4178318229</text:p>
          </table:table-cell>
          <table:table-cell table:formula="of:=[.G10]*[.G10]/[.I10]" office:value-type="float" office:value="41924.7847452056" calcext:value-type="float">
            <text:p>41924.7847452056</text:p>
          </table:table-cell>
          <table:table-cell table:formula="of:=SQRT([.J10]/[.D10])" office:value-type="float" office:value="31.5944482559853" calcext:value-type="float">
            <text:p>31.594448256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table:formula="of:=[.I10]-([.L10]+[.M10])*0.001" office:value-type="float" office:value="0.357831822927442" calcext:value-type="float">
            <text:p>0.3578318229</text:p>
          </table:table-cell>
          <table:table-cell table:formula="of:=[.L10]/[.I10]/1000" office:value-type="percentage" office:value="0.0191464593193258" calcext:value-type="percentage">
            <text:p>1.91%</text:p>
          </table:table-cell>
        </table:table-row>
        <table:table-row table:style-name="ro1">
          <table:table-cell office:value-type="string" calcext:value-type="string">
            <text:p>High Q at 7MHz, mid room</text:p>
          </table:table-cell>
          <table:table-cell office:value-type="float" office:value="6979" calcext:value-type="float">
            <text:p>6979</text:p>
          </table:table-cell>
          <table:table-cell office:value-type="float" office:value="7002" calcext:value-type="float">
            <text:p>7002</text:p>
          </table:table-cell>
          <table:table-cell office:value-type="float" office:value="50" calcext:value-type="float">
            <text:p>50</text:p>
          </table:table-cell>
          <table:table-cell table:formula="of:=[.C11]-[.B11]" office:value-type="float" office:value="23" calcext:value-type="float">
            <text:p>23</text:p>
          </table:table-cell>
          <table:table-cell table:formula="of:=AVERAGE([.B11:.C11])" office:value-type="float" office:value="6990.5" calcext:value-type="float">
            <text:p>6990.5</text:p>
          </table:table-cell>
          <table:table-cell table:formula="of:=[.F11]*2*PI()*[.$G$1]/1000" office:value-type="float" office:value="153.729124114436" calcext:value-type="float">
            <text:p>153.7291241144</text:p>
          </table:table-cell>
          <table:table-cell table:formula="of:=[.F11]/[.E11]" office:value-type="float" office:value="303.934782608696" calcext:value-type="float">
            <text:p>303.9347826087</text:p>
          </table:table-cell>
          <table:table-cell table:formula="of:=[.G11]/[.H11]" office:value-type="float" office:value="0.505796417227957" calcext:value-type="float">
            <text:p>0.5057964172</text:p>
          </table:table-cell>
          <table:table-cell table:formula="of:=[.G11]*[.G11]/[.I11]" office:value-type="float" office:value="46723.6279183463" calcext:value-type="float">
            <text:p>46723.6279183463</text:p>
          </table:table-cell>
          <table:table-cell table:formula="of:=SQRT([.J11]/[.D11])" office:value-type="float" office:value="30.5691438932615" calcext:value-type="float">
            <text:p>30.5691438933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table:formula="of:=[.I11]-([.L11]+[.M11])*0.001" office:value-type="float" office:value="0.434796417227957" calcext:value-type="float">
            <text:p>0.4347964172</text:p>
          </table:table-cell>
          <table:table-cell table:formula="of:=[.L11]/[.I11]/1000" office:value-type="percentage" office:value="0.0276791205377209" calcext:value-type="percentage">
            <text:p>2.77%</text:p>
          </table:table-cell>
        </table:table-row>
        <table:table-row table:style-name="ro1">
          <table:table-cell office:value-type="string" calcext:value-type="string">
            <text:p>High Q at 7MHz, mid room</text:p>
          </table:table-cell>
          <table:table-cell office:value-type="float" office:value="8010" calcext:value-type="float">
            <text:p>8010</text:p>
          </table:table-cell>
          <table:table-cell office:value-type="float" office:value="8046" calcext:value-type="float">
            <text:p>8046</text:p>
          </table:table-cell>
          <table:table-cell office:value-type="float" office:value="50" calcext:value-type="float">
            <text:p>50</text:p>
          </table:table-cell>
          <table:table-cell table:formula="of:=[.C12]-[.B12]" office:value-type="float" office:value="36" calcext:value-type="float">
            <text:p>36</text:p>
          </table:table-cell>
          <table:table-cell table:formula="of:=AVERAGE([.B12:.C12])" office:value-type="float" office:value="8028" calcext:value-type="float">
            <text:p>8028</text:p>
          </table:table-cell>
          <table:table-cell table:formula="of:=[.F12]*2*PI()*[.$G$1]/1000" office:value-type="float" office:value="176.544940761132" calcext:value-type="float">
            <text:p>176.5449407611</text:p>
          </table:table-cell>
          <table:table-cell table:formula="of:=[.F12]/[.E12]" office:value-type="float" office:value="223" calcext:value-type="float">
            <text:p>223</text:p>
          </table:table-cell>
          <table:table-cell table:formula="of:=[.G12]/[.H12]" office:value-type="float" office:value="0.791681348704628" calcext:value-type="float">
            <text:p>0.7916813487</text:p>
          </table:table-cell>
          <table:table-cell table:formula="of:=[.G12]*[.G12]/[.I12]" office:value-type="float" office:value="39369.5217897324" calcext:value-type="float">
            <text:p>39369.5217897324</text:p>
          </table:table-cell>
          <table:table-cell table:formula="of:=SQRT([.J12]/[.D12])" office:value-type="float" office:value="28.0604781818601" calcext:value-type="float">
            <text:p>28.0604781819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formula="of:=[.I12]-([.L12]+[.M12])*0.001" office:value-type="float" office:value="0.707681348704628" calcext:value-type="float">
            <text:p>0.7076813487</text:p>
          </table:table-cell>
          <table:table-cell table:formula="of:=[.L12]/[.I12]/1000" office:value-type="percentage" office:value="0.0303152272555991" calcext:value-type="percentage">
            <text:p>3.03%</text:p>
          </table:table-cell>
        </table:table-row>
        <table:table-row table:style-name="ro1">
          <table:table-cell office:value-type="string" calcext:value-type="string">
            <text:p>High Q at 7MHz, mid room</text:p>
          </table:table-cell>
          <table:table-cell office:value-type="float" office:value="9021" calcext:value-type="float">
            <text:p>9021</text:p>
          </table:table-cell>
          <table:table-cell office:value-type="float" office:value="9062" calcext:value-type="float">
            <text:p>9062</text:p>
          </table:table-cell>
          <table:table-cell office:value-type="float" office:value="62" calcext:value-type="float">
            <text:p>62</text:p>
          </table:table-cell>
          <table:table-cell table:formula="of:=[.C13]-[.B13]" office:value-type="float" office:value="41" calcext:value-type="float">
            <text:p>41</text:p>
          </table:table-cell>
          <table:table-cell table:formula="of:=AVERAGE([.B13:.C13])" office:value-type="float" office:value="9041.5" calcext:value-type="float">
            <text:p>9041.5</text:p>
          </table:table-cell>
          <table:table-cell table:formula="of:=[.F13]*2*PI()*[.$G$1]/1000" office:value-type="float" office:value="198.832969842025" calcext:value-type="float">
            <text:p>198.832969842</text:p>
          </table:table-cell>
          <table:table-cell table:formula="of:=[.F13]/[.E13]" office:value-type="float" office:value="220.524390243902" calcext:value-type="float">
            <text:p>220.5243902439</text:p>
          </table:table-cell>
          <table:table-cell table:formula="of:=[.G13]/[.H13]" office:value-type="float" office:value="0.901637091580271" calcext:value-type="float">
            <text:p>0.9016370916</text:p>
          </table:table-cell>
          <table:table-cell table:formula="of:=[.G13]*[.G13]/[.I13]" office:value-type="float" office:value="43847.5194347968" calcext:value-type="float">
            <text:p>43847.5194347968</text:p>
          </table:table-cell>
          <table:table-cell table:formula="of:=SQRT([.J13]/[.D13])" office:value-type="float" office:value="26.5935716931733" calcext:value-type="float">
            <text:p>26.5935716932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table:formula="of:=[.I13]-([.L13]+[.M13])*0.001" office:value-type="float" office:value="0.798637091580271" calcext:value-type="float">
            <text:p>0.7986370916</text:p>
          </table:table-cell>
          <table:table-cell table:formula="of:=[.L13]/[.I13]/1000" office:value-type="percentage" office:value="0.0432546535232329" calcext:value-type="percentage">
            <text:p>4.33%</text:p>
          </table:table-cell>
        </table:table-row>
        <table:table-row table:style-name="ro1">
          <table:table-cell office:value-type="string" calcext:value-type="string">
            <text:p>High Q at 7MHz, mid room</text:p>
          </table:table-cell>
          <table:table-cell office:value-type="float" office:value="9915" calcext:value-type="float">
            <text:p>9915</text:p>
          </table:table-cell>
          <table:table-cell office:value-type="float" office:value="9964" calcext:value-type="float">
            <text:p>9964</text:p>
          </table:table-cell>
          <table:table-cell office:value-type="float" office:value="82" calcext:value-type="float">
            <text:p>82</text:p>
          </table:table-cell>
          <table:table-cell table:formula="of:=[.C14]-[.B14]" office:value-type="float" office:value="49" calcext:value-type="float">
            <text:p>49</text:p>
          </table:table-cell>
          <table:table-cell table:formula="of:=AVERAGE([.B14:.C14])" office:value-type="float" office:value="9939.5" calcext:value-type="float">
            <text:p>9939.5</text:p>
          </table:table-cell>
          <table:table-cell table:formula="of:=[.F14]*2*PI()*[.$G$1]/1000" office:value-type="float" office:value="218.58102126249" calcext:value-type="float">
            <text:p>218.5810212625</text:p>
          </table:table-cell>
          <table:table-cell table:formula="of:=[.F14]/[.E14]" office:value-type="float" office:value="202.84693877551" calcext:value-type="float">
            <text:p>202.8469387755</text:p>
          </table:table-cell>
          <table:table-cell table:formula="of:=[.G14]/[.H14]" office:value-type="float" office:value="1.0775662801813" calcext:value-type="float">
            <text:p>1.0775662802</text:p>
          </table:table-cell>
          <table:table-cell table:formula="of:=[.G14]*[.G14]/[.I14]" office:value-type="float" office:value="44338.4910375209" calcext:value-type="float">
            <text:p>44338.4910375209</text:p>
          </table:table-cell>
          <table:table-cell table:formula="of:=SQRT([.J14]/[.D14])" office:value-type="float" office:value="23.2532428993382" calcext:value-type="float">
            <text:p>23.2532428993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table:formula="of:=[.I14]-([.L14]+[.M14])*0.001" office:value-type="float" office:value="0.950566280181299" calcext:value-type="float">
            <text:p>0.9505662802</text:p>
          </table:table-cell>
          <table:table-cell table:formula="of:=[.L14]/[.I14]/1000" office:value-type="percentage" office:value="0.0547530124922555" calcext:value-type="percentage">
            <text:p>5.48%</text:p>
          </table:table-cell>
        </table:table-row>
      </table:table>
      <table:named-expressions/>
      <table:database-ranges>
        <table:database-range table:name="__Anonymous_Sheet_DB__0" table:target-range-address="Sheet1.B5:Sheet1.K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9:09:59.503000000</meta:creation-date>
    <dc:date>2018-04-24T19:05:01.776000000</dc:date>
    <meta:editing-duration>PT39M25S</meta:editing-duration>
    <meta:editing-cycles>2</meta:editing-cycles>
    <meta:generator>LibreOffice/4.1.2.3$Windows_x86 LibreOffice_project/40b2d7fde7e8d2d7bc5a449dc65df4d08a7dd38</meta:generator>
    <meta:document-statistic meta:table-count="1" meta:cell-count="168" meta:object-count="0"/>
  </office:meta>
</office:document-meta>
</file>